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group-sold-products-by-the-date/" text:style-name="Internet_20_link" text:visited-style-name="Visited_20_Internet_20_Link"><text:span text:style-name="T1">1484. Group Sold Products By The Date</text:span></text:a></text:p>
      <text:section text:style-name="Sect1" text:name="headlessui-popover-button-:r1d:">
        <text:p text:style-name="Standard"/>
      </text:section>
      <text:p text:style-name="P4">Easy</text:p>
      <text:p text:style-name="P4">1.1K</text:p>
      <text:p text:style-name="P4">81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 </text:span><text:span text:style-name="Source_20_Text"><text:span text:style-name="T2">Activities</text:span></text:span><text:span text:style-name="T1">: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sell_date <text:s text:c="2"/>| date <text:s text:c="3"/>|</text:p>
      <text:p text:style-name="P2">| product <text:s text:c="4"/>| varchar |</text:p>
      <text:p text:style-name="P2">+-------------+---------+</text:p>
      <text:p text:style-name="P2">There is no primary key (column with unique values) for this table. It may contain duplicates.</text:p>
      <text:p text:style-name="P1">Each row of this table contains the product name and the date it was sold in a market.</text:p>
      <text:p text:style-name="P6"> </text:p>
      <text:p text:style-name="P6">Write a solution to find for each date the number of different products sold and their names.</text:p>
      <text:p text:style-name="P6">The sold products names for each date should be sorted lexicographically.</text:p>
      <text:p text:style-name="P7"><text:span text:style-name="T1">Return the result table ordered by </text:span><text:span text:style-name="Source_20_Text"><text:span text:style-name="T2">sell_date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Activities table:</text:p>
      <text:p text:style-name="P2">+------------+------------+</text:p>
      <text:p text:style-name="P2">| sell_date <text:s/>| product <text:s text:c="4"/>|</text:p>
      <text:p text:style-name="P2">+------------+------------+</text:p>
      <text:p text:style-name="P2">| 2020-05-30 | Headphone <text:s/>|</text:p>
      <text:p text:style-name="P2">| 2020-06-01 | Pencil <text:s text:c="4"/>|</text:p>
      <text:p text:style-name="P2">| 2020-06-02 | Mask <text:s text:c="6"/>|</text:p>
      <text:p text:style-name="P2">| 2020-05-30 | Basketball |</text:p>
      <text:p text:style-name="P2">| 2020-06-01 | Bible <text:s text:c="5"/>|</text:p>
      <text:p text:style-name="P2">| 2020-06-02 | Mask <text:s text:c="6"/>|</text:p>
      <text:p text:style-name="P2">| 2020-05-30 | T-Shirt <text:s text:c="3"/>|</text:p>
      <text:p text:style-name="P2">+------------+------------+</text:p>
      <text:p text:style-name="P3"><text:span text:style-name="Strong_20_Emphasis"><text:span text:style-name="T1">Output:</text:span></text:span><text:span text:style-name="T1"> </text:span></text:p>
      <text:p text:style-name="P2">+------------+----------+------------------------------+</text:p>
      <text:p text:style-name="P2"><text:soft-page-break/>| sell_date <text:s/>| num_sold | products <text:s text:c="20"/>|</text:p>
      <text:p text:style-name="P2">+------------+----------+------------------------------+</text:p>
      <text:p text:style-name="P2">| 2020-05-30 | 3 <text:s text:c="7"/>| Basketball,Headphone,T-shirt |</text:p>
      <text:p text:style-name="P2">| 2020-06-01 | 2 <text:s text:c="7"/>| Bible,Pencil <text:s text:c="16"/>|</text:p>
      <text:p text:style-name="P2">| 2020-06-02 | 1 <text:s text:c="7"/>| Mask <text:s text:c="24"/>|</text:p>
      <text:p text:style-name="P2">+------------+----------+------------------------------+</text:p>
      <text:p text:style-name="P3"><text:span text:style-name="Strong_20_Emphasis"><text:span text:style-name="T1">Explanation:</text:span></text:span><text:span text:style-name="T1"> </text:span></text:p>
      <text:p text:style-name="P2">For 2020-05-30, Sold items were (Headphone, Basketball, T-shirt), we sort them lexicographically and separate them by a comma.</text:p>
      <text:p text:style-name="P2">For 2020-06-01, Sold items were (Pencil, Bible), we sort them lexicographically and separate them by a comma.</text:p>
      <text:p text:style-name="P1">For 2020-06-02, the Sold item is (Mask), we just return i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21:28:00.979000000</dc:date>
    <meta:editing-duration>PT23S</meta:editing-duration>
    <meta:editing-cycles>1</meta:editing-cycles>
    <meta:document-statistic meta:table-count="0" meta:image-count="0" meta:object-count="0" meta:page-count="2" meta:paragraph-count="48" meta:word-count="261" meta:character-count="1724" meta:non-whitespace-character-count="1401"/>
    <meta:generator>LibreOffice/7.2.2.2$Windows_X86_64 LibreOffice_project/02b2acce88a210515b4a5bb2e46cbfb63fe97d56</meta:generator>
  </office:meta>
</office:document-meta>
</file>